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11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7098in"/>
    </style:style>
    <style:style style:name="co10" style:family="table-column">
      <style:table-column-properties fo:break-before="auto" style:column-width="0.498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173in"/>
    </style:style>
    <style:style style:name="co14" style:family="table-column">
      <style:table-column-properties fo:break-before="auto" style:column-width="0.6161in"/>
    </style:style>
    <style:style style:name="co15" style:family="table-column">
      <style:table-column-properties fo:break-before="auto" style:column-width="0.702in"/>
    </style:style>
    <style:style style:name="co16" style:family="table-column">
      <style:table-column-properties fo:break-before="auto" style:column-width="1.2909in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61in" fo:break-before="auto" style:use-optimal-row-height="fals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3">
        <office:forms form:automatic-focus="false" form:apply-design-mode="false"/>
        <table:table-column table:style-name="co2" table:default-cell-style-name="Default"/>
        <table:table-column table:style-name="co4" table:number-columns-repeated="1023" table:default-cell-style-name="Default"/>
        <table:table-row table:style-name="ro5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1016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362.786">
            <text:p>362.786</text:p>
          </table:table-cell>
          <table:table-cell table:style-name="ce1" table:formula="of:=MAX([.F2:.F3])" office:value-type="float" office:value="362.786">
            <text:p>362.786</text:p>
          </table:table-cell>
          <table:table-cell table:style-name="ce1" table:formula="of:=([.G2]/[.A2])/[.C2]" office:value-type="float" office:value="0.00000725572">
            <text:p>0.00000725572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171.457">
            <text:p>171.457</text:p>
          </table:table-cell>
          <table:table-cell table:style-name="ce1" table:formula="of:=MAX([.F4:.F5])" office:value-type="float" office:value="171.457">
            <text:p>171.457</text:p>
          </table:table-cell>
          <table:table-cell table:style-name="ce1" table:formula="of:=([.G4]/[.A4])/[.C4]" office:value-type="float" office:value="0.00000342914">
            <text:p>0.00000342914</text:p>
          </table:table-cell>
          <table:table-cell table:number-columns-repeated="1016"/>
        </table:table-row>
        <table:table-row table:style-name="ro6">
          <table:table-cell table:number-columns-repeated="5"/>
          <table:table-cell table:style-name="ce1" office:value-type="float" office:value="158.765">
            <text:p>158.765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13.2984">
            <text:p>13.2984</text:p>
          </table:table-cell>
          <table:table-cell table:style-name="ce1" table:formula="of:=MAX([.F7:.F10])" office:value-type="float" office:value="13.2984">
            <text:p>13.2984</text:p>
          </table:table-cell>
          <table:table-cell table:style-name="ce1" table:formula="of:=([.G7]/[.A7])/[.C7]" office:value-type="float" office:value="0.000000265968">
            <text:p>0.000000265968</text:p>
          </table:table-cell>
          <table:table-cell table:number-columns-repeated="1016"/>
        </table:table-row>
        <table:table-row table:style-name="ro6">
          <table:table-cell table:number-columns-repeated="5"/>
          <table:table-cell table:style-name="ce1" office:value-type="float" office:value="13.2066">
            <text:p>13.2066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13.2455">
            <text:p>13.2455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13.2133">
            <text:p>13.2133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41.0457">
            <text:p>41.0457</text:p>
          </table:table-cell>
          <table:table-cell table:style-name="ce1" table:formula="of:=MAX([.F12:.F19])" office:value-type="float" office:value="41.5634">
            <text:p>41.5634</text:p>
          </table:table-cell>
          <table:table-cell table:style-name="ce1" table:formula="of:=([.G12]/[.A12])/[.C12]" office:value-type="float" office:value="0.000000831268">
            <text:p>0.000000831268</text:p>
          </table:table-cell>
          <table:table-cell table:number-columns-repeated="1016"/>
        </table:table-row>
        <table:table-row table:style-name="ro6">
          <table:table-cell table:number-columns-repeated="5"/>
          <table:table-cell table:style-name="ce1" office:value-type="float" office:value="40.909">
            <text:p>40.909</text:p>
          </table:table-cell>
          <table:table-cell table:number-columns-repeated="2"/>
          <table:table-cell>
            <draw:frame table:end-cell-address="'CPU+GPU'.N42" table:end-x="0.4303in" table:end-y="0.1268in" draw:z-index="0" draw:style-name="gr1" svg:width="5.9406in" svg:height="5.198in" svg:x="0.7161in" svg:y="0.1453in">
              <draw:object draw:notify-on-update-of-ranges="'CPU+GPU'.D2:'CPU+GPU'.D21 'CPU+GPU'.H2:'CPU+GPU'.H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6">
          <table:table-cell table:number-columns-repeated="5"/>
          <table:table-cell table:style-name="ce1" office:value-type="float" office:value="41.5634">
            <text:p>41.5634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0.8767">
            <text:p>40.8767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0.5086">
            <text:p>40.5086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0.6739">
            <text:p>40.6739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0.7182">
            <text:p>40.7182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1" office:value-type="float" office:value="41.0568">
            <text:p>41.0568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office:value-type="float" office:value="31.6464">
            <text:p>31.6464</text:p>
          </table:table-cell>
          <table:table-cell table:style-name="ce1" table:formula="of:=MAX([.F21:.F36])" office:value-type="float" office:value="35.135">
            <text:p>35.135</text:p>
          </table:table-cell>
          <table:table-cell table:style-name="ce1" table:formula="of:=([.G21]/[.A21])/[.C21]" office:value-type="float" office:value="0.0000007027">
            <text:p>0.0000007027</text:p>
          </table:table-cell>
          <table:table-cell table:number-columns-repeated="1016"/>
        </table:table-row>
        <table:table-row table:style-name="ro6">
          <table:table-cell table:number-columns-repeated="5"/>
          <table:table-cell office:value-type="float" office:value="31.136">
            <text:p>31.136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6865">
            <text:p>30.6865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1.6068">
            <text:p>31.6068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2.1624">
            <text:p>32.1624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2.9403">
            <text:p>32.9403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2.031">
            <text:p>32.031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1.1427">
            <text:p>31.1427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9997">
            <text:p>30.9997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669">
            <text:p>30.669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5.135">
            <text:p>35.135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8772">
            <text:p>30.8772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6824">
            <text:p>30.6824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1.1977">
            <text:p>31.1977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1.0296">
            <text:p>31.0296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float" office:value="30.6306">
            <text:p>30.6306</text:p>
          </table:table-cell>
          <table:table-cell table:number-columns-repeated="1018"/>
        </table:table-row>
        <table:table-row table:style-name="ro6" table:number-rows-repeated="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3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2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</text:p>
          </table:table-cell>
        </table:table-row>
      </table:table>
      <table:table table:name="CPU single node" table:style-name="ta2" table:print="false">
        <office:forms form:automatic-focus="false" form:apply-design-mode="false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</table:table-row>
        <table:table-row table:style-name="ro7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">
            <text:p>100000</text:p>
          </table:table-cell>
          <table:table-cell table:style-name="ce1" office:value-type="float" office:value="40.3819">
            <text:p>40.3819</text:p>
          </table:table-cell>
          <table:table-cell table:style-name="ce1" table:formula="of:=MAX([.F2])" office:value-type="float" office:value="40.3819">
            <text:p>40.3819</text:p>
          </table:table-cell>
          <table:table-cell table:style-name="ce1" table:formula="of:=([.G2]/[.A2])/[.C2]" office:value-type="float" office:value="0.00000807638">
            <text:p>0.00000807638</text:p>
          </table:table-cell>
        </table:table-row>
        <table:table-row table:style-name="ro7">
          <table:table-cell table:number-columns-repeated="8"/>
        </table:table-row>
        <table:table-row table:style-name="ro7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" table:formula="of:=[.A4]/[.D4]" office:value-type="float" office:value="50000">
            <text:p>50000</text:p>
          </table:table-cell>
          <table:table-cell office:value-type="float" office:value="20.4818">
            <text:p>20.4818</text:p>
          </table:table-cell>
          <table:table-cell table:style-name="ce1" table:formula="of:=MAX([.F4:.F5])" office:value-type="float" office:value="20.4818">
            <text:p>20.4818</text:p>
          </table:table-cell>
          <table:table-cell table:style-name="ce1" table:formula="of:=([.G4]/[.A4])/[.C4]" office:value-type="float" office:value="0.00000409636">
            <text:p>0.00000409636</text:p>
          </table:table-cell>
        </table:table-row>
        <table:table-row table:style-name="ro7">
          <table:table-cell table:number-columns-repeated="5"/>
          <table:table-cell office:value-type="float" office:value="20.2821">
            <text:p>20.2821</text:p>
          </table:table-cell>
          <table:table-cell table:number-columns-repeated="2"/>
        </table:table-row>
        <table:table-row table:style-name="ro7">
          <table:table-cell table:number-columns-repeated="8"/>
        </table:table-row>
        <table:table-row table:style-name="ro7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ce1" table:formula="of:=[.A7]/[.D7]" office:value-type="float" office:value="25000">
            <text:p>25000</text:p>
          </table:table-cell>
          <table:table-cell office:value-type="float" office:value="12.4759">
            <text:p>12.4759</text:p>
          </table:table-cell>
          <table:table-cell table:style-name="ce1" table:formula="of:=MAX([.F7:.F10])" office:value-type="float" office:value="13.1797">
            <text:p>13.1797</text:p>
          </table:table-cell>
          <table:table-cell table:style-name="ce1" table:formula="of:=([.G7]/[.A7])/[.C7]" office:value-type="float" office:value="0.00000263594">
            <text:p>0.00000263594</text:p>
          </table:table-cell>
        </table:table-row>
        <table:table-row table:style-name="ro7">
          <table:table-cell table:number-columns-repeated="5"/>
          <table:table-cell office:value-type="float" office:value="13.1797">
            <text:p>13.1797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float" office:value="12.5852">
            <text:p>12.5852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float" office:value="13.0476">
            <text:p>13.0476</text:p>
          </table:table-cell>
          <table:table-cell table:number-columns-repeated="2"/>
        </table:table-row>
        <table:table-row table:style-name="ro7">
          <table:table-cell table:style-name="ce1" table:number-columns-repeated="3"/>
          <table:table-cell/>
          <table:table-cell table:style-name="ce1"/>
          <table:table-cell table:number-columns-repeated="3"/>
        </table:table-row>
        <table:table-row table:style-name="ro7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12]/[.D12]" office:value-type="float" office:value="12500">
            <text:p>12500</text:p>
          </table:table-cell>
          <table:table-cell office:value-type="float" office:value="8.55785">
            <text:p>8.55785</text:p>
          </table:table-cell>
          <table:table-cell table:style-name="ce1" table:formula="of:=MAX([.F12:.F19])" office:value-type="float" office:value="8.57424">
            <text:p>8.57424</text:p>
          </table:table-cell>
          <table:table-cell table:style-name="ce1" table:formula="of:=([.G12]/[.A12])/[.C12]" office:value-type="float" office:value="0.000001714848">
            <text:p>0.000001714848</text:p>
          </table:table-cell>
        </table:table-row>
        <table:table-row table:style-name="ro7">
          <table:table-cell table:number-columns-repeated="5"/>
          <table:table-cell office:value-type="float" office:value="8.557497">
            <text:p>8.557497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float" office:value="8.56651">
            <text:p>8.56651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float" office:value="8.55875">
            <text:p>8.55875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float" office:value="8.56174">
            <text:p>8.56174</text:p>
          </table:table-cell>
          <table:table-cell table:number-columns-repeated="2"/>
        </table:table-row>
        <table:table-row table:style-name="ro7">
          <table:table-cell>
            <draw:frame table:end-cell-address="'CPU single node'.G42" table:end-x="0.428in" table:end-y="0.1717in" draw:z-index="0" draw:style-name="gr1" svg:width="5.7618in" svg:height="4.4831in" svg:x="0in" svg:y="0.1161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 office:value-type="float" office:value="8.57042">
            <text:p>8.57042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float" office:value="8.57424">
            <text:p>8.57424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float" office:value="8.56145">
            <text:p>8.56145</text:p>
          </table:table-cell>
          <table:table-cell table:number-columns-repeated="2"/>
        </table:table-row>
        <table:table-row table:style-name="ro7">
          <table:table-cell table:number-columns-repeated="8"/>
        </table:table-row>
        <table:table-row table:style-name="ro7">
          <table:table-cell table:style-name="ce1" table:number-columns-repeated="3"/>
          <table:table-cell/>
          <table:table-cell table:style-name="ce1"/>
          <table:table-cell table:style-name="ce3"/>
          <table:table-cell table:style-name="ce1" table:number-columns-repeated="2"/>
        </table:table-row>
      </table:table>
      <table:table table:name="CPU multi node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number-columns-repeated="1014" table:default-cell-style-name="Default"/>
        <table:table-row table:style-name="ro4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4" table:number-columns-repeated="1014"/>
        </table:table-row>
        <table:table-row table:style-name="ro7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E2]" office:value-type="float" office:value="100000">
            <text:p>100000</text:p>
          </table:table-cell>
          <table:table-cell table:style-name="ce1" office:value-type="float" office:value="40.3819">
            <text:p>40.3819</text:p>
          </table:table-cell>
          <table:table-cell table:style-name="ce1" table:formula="of:=MAX([.H2])" office:value-type="float" office:value="40.3819">
            <text:p>40.3819</text:p>
          </table:table-cell>
          <table:table-cell table:style-name="ce1" table:formula="of:=([.I2]/[.A2])/[.C2]" office:value-type="float" office:value="0.00000807638">
            <text:p>0.00000807638</text:p>
          </table:table-cell>
          <table:table-cell table:number-columns-repeated="1014"/>
        </table:table-row>
        <table:table-row table:style-name="ro7">
          <table:table-cell table:style-name="ce1" table:number-columns-repeated="10"/>
          <table:table-cell table:number-columns-repeated="1014"/>
        </table:table-row>
        <table:table-row table:style-name="ro7">
          <table:table-cell table:style-name="ce1" office:value-type="float" office:value="100000">
            <text:p>1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">
            <text:p>50000</text:p>
          </table:table-cell>
          <table:table-cell office:value-type="float" office:value="20.4818">
            <text:p>20.4818</text:p>
          </table:table-cell>
          <table:table-cell table:style-name="ce1" table:formula="of:=MAX([.H4:.H5])" office:value-type="float" office:value="20.4818">
            <text:p>20.4818</text:p>
          </table:table-cell>
          <table:table-cell table:style-name="ce1" table:formula="of:=([.I4]/[.A4])/[.C4]" office:value-type="float" office:value="0.00000409636">
            <text:p>0.00000409636</text:p>
          </table:table-cell>
          <table:table-cell table:number-columns-repeated="1014"/>
        </table:table-row>
        <table:table-row table:style-name="ro7">
          <table:table-cell table:number-columns-repeated="7"/>
          <table:table-cell office:value-type="float" office:value="20.2821">
            <text:p>20.2821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0.0000021323</text:p>
          </table:table-cell>
          <table:table-cell table:number-columns-repeated="1014"/>
        </table:table-row>
        <table:table-row table:style-name="ro7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0.000001210226</text:p>
          </table:table-cell>
          <table:table-cell table:number-columns-repeated="1014"/>
        </table:table-row>
        <table:table-row table:style-name="ro7">
          <table:table-cell table:number-columns-repeated="7"/>
          <table:table-cell office:value-type="float" office:value="49.3425">
            <text:p>49.3425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0.000000612934</text:p>
          </table:table-cell>
          <table:table-cell table:number-columns-repeated="1014"/>
        </table:table-row>
        <table:table-row table:style-name="ro7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7">
          <table:table-cell>
            <draw:frame table:end-cell-address="'CPU multi node'.H51" table:end-x="0.2748in" table:end-y="0.0421in" draw:z-index="0" draw:style-name="gr1" svg:width="5.5693in" svg:height="4.6346in" svg:x="0.1087in" svg:y="0.0122in">
              <draw:object draw:notify-on-update-of-ranges="'CPU multi node'.F2:'CPU multi node'.F21 'CPU multi node'.J2:'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7">
          <table:table-cell table:style-name="ce1" table:number-columns-repeated="4"/>
          <table:table-cell table:number-columns-repeated="2"/>
          <table:table-cell table:style-name="ce1"/>
          <table:table-cell table:style-name="ce3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7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4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8T14:36:19</dc:date>
    <meta:print-date>1969-12-31T16:00:00</meta:print-date>
    <dc:creator>user </dc:creator>
    <meta:editing-duration>PT22H45M22S</meta:editing-duration>
    <meta:editing-cycles>38</meta:editing-cycles>
    <meta:generator>OpenOffice.org/3.2$Linux OpenOffice.org_project/320m12$Build-9483</meta:generator>
    <meta:document-statistic meta:table-count="4" meta:cell-count="223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3.204cm" xlink:href=".." chart:class="chart:scatter" chart:style-name="ch1">
        <chart:title svg:x="5.269cm" svg:y="0.265cm" chart:style-name="ch2">
          <text:p>GPU PLM on Longhorn</text:p>
        </chart:title>
        <chart:plot-area chart:style-name="ch3" table:cell-range-address="'CPU+GPU'.D2:'CPU+GPU'.D21 'CPU+GPU'.H2:'CPU+GPU'.H21" svg:x="0.401cm" svg:y="1.032cm" svg:width="14.388cm" svg:height="11.845cm">
          <chart:axis chart:dimension="x" chart:name="primary-x" chart:style-name="ch4">
            <chart:title svg:x="7.457cm" svg:y="12.569cm" chart:style-name="ch5">
              <text:p>GPUs</text:p>
            </chart:title>
          </chart:axis>
          <chart:axis chart:dimension="y" chart:name="primary-y" chart:style-name="ch6">
            <chart:title svg:x="0.302cm" svg:y="8.5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H2:'CPU+GPU'.H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725572">
                <text:p text:id="'CPU+GPU'.H2:'CPU+GPU'.H21">0.000007255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42914">
                <text:p>0.0000034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0265968">
                <text:p>0.000000265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0831268">
                <text:p>0.000000831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7027">
                <text:p>0.0000007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07638">
                <text:p text:id="'CPU single node'.H2:'CPU single node'.H12">0.000008076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09636">
                <text:p>0.00000409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3594">
                <text:p>0.00000263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14848">
                <text:p>0.000001714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CPU multi node'.F2:'CPU multi node'.F21 'CPU multi node'.J2:'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J2:'CPU multi node'.J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07638">
                <text:p text:id="'CPU multi node'.J2:'CPU multi node'.J21">0.000008076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09636">
                <text:p>0.00000409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